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1.6736in" style:rel-column-width="1638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D6" style:family="table-cell">
      <style:table-cell-properties fo:padding="0in" fo:border="none" style:writing-mode="page"/>
    </style:style>
    <style:style style:name="P1" style:family="paragraph" style:parent-style-name="Standard">
      <style:text-properties fo:font-weight="bold" officeooo:paragraph-rsid="000f2de6" style:font-weight-asian="bold" style:font-weight-complex="bold"/>
    </style:style>
    <style:style style:name="P2" style:family="paragraph" style:parent-style-name="Standard">
      <style:text-properties officeooo:paragraph-rsid="000f2de6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0f2de6"/>
    </style:style>
    <style:style style:name="P5" style:family="paragraph" style:parent-style-name="Standard">
      <style:paragraph-properties fo:text-align="end" style:justify-single-word="false"/>
      <style:text-properties officeooo:paragraph-rsid="0010bba5"/>
    </style:style>
    <style:style style:name="P6" style:family="paragraph" style:parent-style-name="Standard">
      <style:text-properties officeooo:paragraph-rsid="0010bba5"/>
    </style:style>
    <style:style style:name="P7" style:family="paragraph" style:parent-style-name="Table_20_Contents">
      <style:text-properties officeooo:rsid="0010bba5" officeooo:paragraph-rsid="0010bba5"/>
    </style:style>
    <style:style style:name="P8" style:family="paragraph" style:parent-style-name="Table_20_Contents">
      <style:text-properties officeooo:rsid="000f2de6" officeooo:paragraph-rsid="000f2de6" fo:background-color="transparent"/>
    </style:style>
    <style:style style:name="P9" style:family="paragraph" style:parent-style-name="Table_20_Contents">
      <style:text-properties officeooo:rsid="0010bba5" officeooo:paragraph-rsid="0010bba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dee6ef" loext:opacity="100%" fo:font-size="20pt" style:font-size-asian="20pt" style:font-size-complex="20pt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mbre de <text:s/>compañía</text:span><text:tab/><text:tab/><text:tab/><text:tab/><text:tab/><text:tab/><text:span text:style-name="T3">FACTURA<text:tab/></text:span><text:tab/></text:p>
      <text:p text:style-name="Standard"><text:span text:style-name="T1">Lema de compañía<text:tab/></text:span><text:tab/><text:tab/></text:p>
      <text:p text:style-name="Standard"><text:tab/><text:tab/><text:tab/></text:p>
      <text:p text:style-name="Standard">Dirección<text:tab/><text:tab/><text:tab/><text:tab/><text:tab/><text:tab/><text:tab/><text:tab/> Fecha:<text:tab/>24 November, 2022</text:p>
      <text:p text:style-name="Standard">Ciudad, Código postal<text:tab/><text:tab/><text:tab/><text:tab/><text:tab/><text:tab/> Factura:<text:tab/>1234</text:p>
      <text:p text:style-name="Standard">Teléfono (555) 555-0123  Fax (555) 555-0123<text:tab/><text:tab/><text:tab/></text:p>
      <text:p text:style-name="Standard"/>
      <text:p text:style-name="Standard"><text:tab/><text:tab/><text:tab/></text:p>
      <text:p text:style-name="P4"><text:span text:style-name="T1"><text:tab/></text:span><text:span text:style-name="T4"><text:tab/>Descripción del proyecto o servicio:</text:span></text:p>
      <text:p text:style-name="P2"><text:span text:style-name="T1">Facturar a:<text:tab/></text:span><text:tab/></text:p>
      <text:p text:style-name="P2">Nombre:<text:tab/><text:tab/><text:tab/> <text:s text:c="6"/><text:tab/><text:tab/><text:tab/><text:tab/> <text:s text:c="8"/></text:p>
      <text:p text:style-name="Standard">Nombre de la compañía<text:tab/><text:tab/><text:tab/></text:p>
      <text:p text:style-name="Standard">Dirección:<text:tab/><text:tab/><text:tab/></text:p>
      <text:p text:style-name="Standard">Ciudad, Código postal:<text:tab/><text:tab/><text:tab/></text:p>
      <text:p text:style-name="Standard">Teléfono:<text:tab/><text:tab/><text:tab/></text:p>
      <text:p text:style-name="Standard"><text:tab/><text:tab/><text:tab/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8">Descripción</text:p>
          </table:table-cell>
          <table:table-cell table:style-name="Table1.A1" office:value-type="string">
            <text:p text:style-name="P9">Cantidad</text:p>
          </table:table-cell>
          <table:table-cell table:style-name="Table1.A1" office:value-type="string">
            <text:p text:style-name="P9">Tasa</text:p>
          </table:table-cell>
          <table:table-cell table:style-name="Table1.A1" office:value-type="string">
            <text:p text:style-name="P9">Importe </text:p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7">Subtotal: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><text:tab/><text:tab/><text:tab/> <text:s text:c="4"/></text:p>
      <text:p text:style-name="Standard"><text:tab/><text:tab/><text:tab/> <text:s text:c="4"/></text:p>
      <text:p text:style-name="P5">Subtotal <text:s/>- <text:s text:c="2"/><text:tab/><text:tab/></text:p>
      <text:p text:style-name="P5">IVA <text:s/><text:tab/>- <text:s text:c="2"/><text:tab/><text:tab/></text:p>
      <text:p text:style-name="P3"><text:tab/><text:tab/>Total <text:s/><text:tab/>- <text:s text:c="2"/><text:tab/><text:tab/></text:p>
      <text:p text:style-name="P6">Observaciones :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Total a pagar en 15 días. Las cantidades vencidas tendrán un cargo de servicio de un 1% por mes.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1:13:25.053954081</meta:creation-date>
    <dc:date>2022-11-24T11:40:50.800687576</dc:date>
    <meta:editing-duration>PT3M2S</meta:editing-duration>
    <meta:editing-cycles>1</meta:editing-cycles>
    <meta:document-statistic meta:table-count="1" meta:image-count="0" meta:object-count="0" meta:page-count="1" meta:paragraph-count="41" meta:word-count="72" meta:character-count="601" meta:non-whitespace-character-count="391"/>
    <meta:generator>LibreOffice/7.3.7.2$Linux_X86_64 LibreOffice_project/30$Build-2</meta:generator>
  </office:meta>
</office:document-meta>
</file>